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82ee"/>
    </style:style>
    <style:style style:name="P2" style:family="paragraph" style:parent-style-name="Standard">
      <style:text-properties officeooo:paragraph-rsid="000902ef"/>
    </style:style>
    <style:style style:name="T1" style:family="text">
      <style:text-properties officeooo:rsid="000882ee"/>
    </style:style>
    <style:style style:name="T2" style:family="text">
      <style:text-properties officeooo:rsid="000902ef"/>
    </style:style>
    <style:style style:name="T3" style:family="text">
      <style:text-properties officeooo:rsid="000aba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1. Por que o Linux recebeu esse nome?</text:span></text:p>
      <text:p text:style-name="Standard"><text:span text:style-name="T1"/></text:p>
      <text:p text:style-name="Standard"><text:span text:style-name="T1"><text:tab/>Devido ao fato de que o criador do kernel se chamava Linus Torvalds e o sistema operacional em que foi baseado foi o unix, dai se tem a relação do por que se chama Linux.</text:span></text:p>
      <text:p text:style-name="Standard"><text:span text:style-name="T1"/></text:p>
      <text:p text:style-name="Standard"><text:span text:style-name="T1"/></text:p>
      <text:p text:style-name="P1"><text:span text:style-name="T1">2. O que são daemons?</text:span></text:p>
      <text:p text:style-name="P1"><text:span text:style-name="T1"/></text:p>
      <text:p text:style-name="P1"><text:span text:style-name="T1"><text:tab/>Daemons é um programa que executa como um processo em plano de fundo e este não é controlado por um usuário normalmente.</text:span></text:p>
      <text:p text:style-name="P1"><text:span text:style-name="T1"/></text:p>
      <text:p text:style-name="P1"><text:span text:style-name="T1"/></text:p>
      <text:p text:style-name="P1"><text:span text:style-name="T1">3. O que é shell?</text:span></text:p>
      <text:p text:style-name="P1"><text:span text:style-name="T1"/></text:p>
      <text:p text:style-name="P1"><text:span text:style-name="T1"><text:tab/>Shell é a camada externa entre o usuário e o kernel do sistema operacional, é basicamente a interação do usuário diretamente com o kernel do sistema.</text:span></text:p>
      <text:p text:style-name="P1"><text:span text:style-name="T1"/></text:p>
      <text:p text:style-name="P1"><text:span text:style-name="T1"/></text:p>
      <text:p text:style-name="P1"><text:span text:style-name="T1">4. Por que é importante evitar executar o terminal utilizando super-usuário?</text:span></text:p>
      <text:p text:style-name="P1"><text:span text:style-name="T1"/></text:p>
      <text:p text:style-name="P1"><text:span text:style-name="T1"><text:tab/>Pois caso algum arquivo seja editado e este seja de suma importância para o sistema, o sistema entrará em colapso e podem ocorrer danos irreparáveis. Por isso é evitado usar o super-usuário.</text:span></text:p>
      <text:p text:style-name="P1"><text:span text:style-name="T1"/></text:p>
      <text:p text:style-name="P1"><text:span text:style-name="T1"/></text:p>
      <text:p text:style-name="P1"><text:span text:style-name="T1">5. Qual botão no teclado que completa o que o usuário quer escrever no terminal?</text:span></text:p>
      <text:p text:style-name="P1"><text:span text:style-name="T1"/></text:p>
      <text:p text:style-name="P1"><text:span text:style-name="T1"><text:tab/>TAB</text:span></text:p>
      <text:p text:style-name="P1"><text:span text:style-name="T1"/></text:p>
      <text:p text:style-name="P1"><text:span text:style-name="T1">6. Quais botões do teclado apresentam instruções escritas anteriormente?</text:span></text:p>
      <text:p text:style-name="P1"><text:span text:style-name="T1"/></text:p>
      <text:p text:style-name="P1"><text:span text:style-name="T1"><text:tab/>Cima.</text:span></text:p>
      <text:p text:style-name="P1"><text:span text:style-name="T1"/></text:p>
      <text:p text:style-name="P1"><text:span text:style-name="T1">7. Apenas apresente os respectivos comandos:</text:span></text:p>
      <text:p text:style-name="P1"><text:span text:style-name="T1"/></text:p>
      <text:p text:style-name="P1"><text:span text:style-name="T1">a) Obter mais informações sobre aquele comando: $ man</text:span></text:p>
      <text:p text:style-name="P1"><text:span text:style-name="T1">b) Apresentar uma lista com os arquivos dentro de uma pasta: $ </text:span><text:span text:style-name="T2">ls</text:span></text:p>
      <text:p text:style-name="P1"><text:span text:style-name="T1">c) </text:span><text:span text:style-name="T2">Apresentar o caminho completo da pasta: $ pwd</text:span></text:p>
      <text:p text:style-name="P1"><text:span text:style-name="T1">d) </text:span><text:span text:style-name="T2">Trocar de pasta: $ cd</text:span></text:p>
      <text:p text:style-name="P1"><text:span text:style-name="T1">e) </text:span><text:span text:style-name="T2">Criar uma pasta: $ mkdir</text:span></text:p>
      <text:p text:style-name="P1"><text:span text:style-name="T1">f) </text:span><text:span text:style-name="T2">Apagar arquivos definitivamente: $ rm</text:span></text:p>
      <text:p text:style-name="P1"><text:span text:style-name="T1">g) </text:span><text:span text:style-name="T2">Apagar pastas definitivamente: $ rm -r</text:span></text:p>
      <text:p text:style-name="P1"><text:span text:style-name="T1">h) </text:span><text:span text:style-name="T2">Copiar arquivos: $ cp</text:span></text:p>
      <text:p text:style-name="P1"><text:span text:style-name="T1">i) </text:span><text:span text:style-name="T2">Copiar pastas: $ cp -r</text:span></text:p>
      <text:p text:style-name="P1"><text:span text:style-name="T1">j) </text:span><text:span text:style-name="T2">Mover arquivos: $ mv</text:span></text:p>
      <text:p text:style-name="P1"><text:span text:style-name="T1">k) </text:span><text:span text:style-name="T2">Mover pastas: $ mv -f</text:span></text:p>
      <text:p text:style-name="P1"><text:span text:style-name="T1">l) <text:s/></text:span><text:span text:style-name="T2">Renomear pastas: $ mv</text:span></text:p>
      <text:p text:style-name="P1"><text:span text:style-name="T1">m) </text:span><text:span text:style-name="T2">Apresentar o conteúdo do arquivo: $ cat</text:span></text:p>
      <text:p text:style-name="P1"><text:span text:style-name="T1">n) </text:span><text:span text:style-name="T2">Apresentar o tipo do arquivo: $ file</text:span></text:p>
      <text:p text:style-name="P1"><text:span text:style-name="T2">o</text:span><text:span text:style-name="T1">) </text:span><text:span text:style-name="T2">Limpar a tela: $ clear</text:span></text:p>
      <text:p text:style-name="P2"><text:span text:style-name="T2">p) Encontrar ocorrências de palavras-chave em um arquivo: $ grep -n</text:span></text:p>
      <text:p text:style-name="P2"><text:span text:style-name="T2">q) Ordenar informações em um arquivo-texto: $ sort</text:span></text:p>
      <text:p text:style-name="P2"><text:soft-page-break/><text:span text:style-name="T2">r) Substituir ocorrências de palavras-chaves: $ sed</text:span></text:p>
      <text:p text:style-name="P2"><text:span text:style-name="T2">s) Conferir se dois arquivos são iguais: $ diff</text:span></text:p>
      <text:p text:style-name="P2"><text:span text:style-name="T2">t) Escrever algo na tel: $ random </text:span><text:span text:style-name="T3">cat</text:span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7-03-09T17:07:29</meta:creation-date>
    <dc:date>2017-03-09T17:46:08</dc:date>
    <dc:creator>Aluno </dc:creator>
    <meta:editing-duration>PT4M39S</meta:editing-duration>
    <meta:editing-cycles>1</meta:editing-cycles>
    <meta:document-statistic meta:table-count="0" meta:image-count="0" meta:object-count="0" meta:page-count="2" meta:paragraph-count="34" meta:word-count="324" meta:character-count="1769" meta:non-whitespace-character-count="1469"/>
    <meta:generator>LibreOffice/3.6$Linux_x86 LibreOffice_project/360m1$Build-2</meta:generator>
  </office:meta>
</office:document-meta>
</file>